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1.29cm" fo:min-width="2.067cm" fo:padding-top="0.166cm" fo:padding-bottom="0.166cm" fo:padding-left="0.291cm" fo:padding-right="0.29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44cm" fo:min-width="1.316cm"/>
    </style:style>
    <style:style style:name="gr3" style:family="graphic" style:parent-style-name="standard">
      <style:graphic-properties svg:stroke-width="0.018cm" svg:stroke-color="#000000" draw:marker-start-width="0.228cm" draw:marker-end-width="0.228cm" draw:fill-color="#ffffff" draw:textarea-horizontal-align="justify" draw:textarea-vertical-align="middle" draw:auto-grow-height="false" fo:min-height="1.331cm" fo:min-width="2.384cm" fo:padding-top="0.135cm" fo:padding-bottom="0.135cm" fo:padding-left="0.26cm" fo:padding-right="0.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18cm" svg:stroke-color="#000000" draw:marker-start-width="0.228cm" draw:marker-end-width="0.228cm" draw:fill-color="#ffffff" draw:textarea-horizontal-align="justify" draw:textarea-vertical-align="middle" draw:auto-grow-height="false" fo:min-height="1.331cm" fo:min-width="2.774cm" fo:padding-top="0.135cm" fo:padding-bottom="0.135cm" fo:padding-left="0.26cm" fo:padding-right="0.2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13cm" fo:min-width="0.94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49cm" svg:height="1.622cm" svg:x="8.916cm" svg:y="7.46cm">
          <text:p text:style-name="P1"><text:span text:style-name="T1">Building</text:span></text:p>
          <text:p text:style-name="P1"><text:span text:style-name="T1">Element</text:span></text:p>
          <text:p text:style-name="P1"><text:span text:style-name="T1">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568cm" svg:height="1.406cm" svg:x="8.921cm" svg:y="4.493cm">
          <text:p text:style-name="P1"><text:span text:style-name="T1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2.904cm" svg:height="1.601cm" svg:x="8.786cm" svg:y="1.706cm"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.24cm" svg:y1="7.46cm" svg:x2="10.205cm" svg:y2="5.899cm" draw:start-shape="id1" draw:start-glue-point="0" draw:end-shape="id2" draw:end-glue-point="8" svg:d="M10240 7460l-35-1561" svg:viewBox="0 0 36 1562">
          <text:p/>
        </draw:connector>
        <draw:connector draw:style-name="gr4" draw:text-style-name="P3" draw:layer="layout" draw:type="line" svg:x1="10.205cm" svg:y1="4.493cm" svg:x2="10.238cm" svg:y2="3.307cm" draw:start-shape="id2" draw:start-glue-point="4" draw:end-shape="id3" draw:end-glue-point="2" svg:d="M10205 4493l33-1186" svg:viewBox="0 0 34 1187">
          <text:p/>
        </draw:connector>
        <draw:custom-shape draw:style-name="gr2" draw:text-style-name="P2" xml:id="id4" draw:id="id4" draw:layer="layout" svg:width="2.568cm" svg:height="1.406cm" svg:x="5.39cm" svg:y="7.601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3.294cm" svg:height="1.601cm" svg:x="0.996cm" svg:y="7.506cm">
          <text:p text:style-name="P1"><text:span text:style-name="T1">Name:</text:span></text:p>
          <text:p text:style-name="P1"><text:span text:style-name="T1">Culver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916cm" svg:y1="8.271cm" svg:x2="7.958cm" svg:y2="8.304cm" draw:start-shape="id1" draw:start-glue-point="3" draw:end-shape="id4" draw:end-glue-point="10" svg:d="M8916 8271l-958 33" svg:viewBox="0 0 959 34">
          <text:p/>
        </draw:connector>
        <draw:connector draw:style-name="gr4" draw:text-style-name="P3" draw:layer="layout" draw:type="line" svg:x1="5.39cm" svg:y1="8.304cm" svg:x2="4.29cm" svg:y2="8.306cm" draw:start-shape="id4" draw:start-glue-point="6" draw:end-shape="id5" draw:end-glue-point="1" svg:d="M5390 8304l-1100 2" svg:viewBox="0 0 1101 3">
          <text:p/>
        </draw:connector>
        <draw:custom-shape draw:style-name="gr2" draw:text-style-name="P2" xml:id="id6" draw:id="id6" draw:layer="layout" svg:width="2.568cm" svg:height="1.406cm" svg:x="5.394cm" svg:y="1.802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8.786cm" svg:y1="2.506cm" svg:x2="7.962cm" svg:y2="2.505cm" draw:start-shape="id3" draw:start-glue-point="3" draw:end-shape="id6" draw:end-glue-point="10" svg:d="M8786 2506l-824-1" svg:viewBox="0 0 825 2">
          <text:p/>
        </draw:connector>
        <draw:connector draw:style-name="gr4" draw:text-style-name="P3" draw:layer="layout" draw:type="line" svg:x1="5.394cm" svg:y1="2.505cm" svg:x2="4.502cm" svg:y2="2.557cm" draw:start-shape="id6" draw:start-glue-point="6" svg:d="M5394 2505l-892 52" svg:viewBox="0 0 893 53">
          <text:p/>
        </draw:connector>
        <draw:custom-shape draw:style-name="gr2" draw:text-style-name="P2" draw:layer="layout" svg:width="2.568cm" svg:height="1.406cm" svg:x="5.391cm" svg:y="7.602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904cm" svg:height="1.601cm" svg:x="1.6cm" svg:y="1.799cm">
          <text:p text:style-name="P1"><text:span text:style-name="T1">Name:</text:span></text:p>
          <text:p text:style-name="P1"><text:span text:style-name="T1">Sewer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649cm" svg:height="1.622cm" svg:x="17.451cm" svg:y="7.4cm">
          <text:p text:style-name="P1"><text:span text:style-name="T1">Building</text:span></text:p>
          <text:p text:style-name="P1"><text:span text:style-name="T1">Element</text:span></text:p>
          <text:p text:style-name="P1"><text:span text:style-name="T1">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568cm" svg:height="1.406cm" svg:x="17.532cm" svg:y="4.5cm">
          <text:p text:style-name="P1"><text:span text:style-name="T1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8.816cm" svg:y1="4.5cm" svg:x2="11.69cm" svg:y2="2.506cm" draw:start-shape="id7" draw:start-glue-point="4" draw:end-shape="id3" draw:end-glue-point="1" svg:d="M18816 4500v-1994h-7126" svg:viewBox="0 0 7127 1995">
          <text:p/>
        </draw:connector>
        <draw:connector draw:style-name="gr4" draw:text-style-name="P3" draw:layer="layout" draw:type="line" svg:x1="18.775cm" svg:y1="7.4cm" svg:x2="18.816cm" svg:y2="5.906cm" draw:start-shape="id8" draw:start-glue-point="0" draw:end-shape="id7" draw:end-glue-point="8" svg:d="M18775 7400l41-1494" svg:viewBox="0 0 42 1495">
          <text:p/>
        </draw:connector>
        <draw:custom-shape draw:style-name="gr2" draw:text-style-name="P2" xml:id="id9" draw:id="id9" draw:layer="layout" svg:width="2.568cm" svg:height="1.406cm" svg:x="21.732cm" svg:y="7.494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" draw:id="id10" draw:layer="layout" svg:width="3.294cm" svg:height="1.601cm" svg:x="21.406cm" svg:y="4.6cm">
          <text:p text:style-name="P1"><text:span text:style-name="T1">Name:</text:span></text:p>
          <text:p text:style-name="P1"><text:span text:style-name="T1">Sump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0.1cm" svg:y1="8.211cm" svg:x2="21.732cm" svg:y2="8.197cm" draw:start-shape="id8" draw:start-glue-point="1" draw:end-shape="id9" svg:d="M20100 8211l1632-14" svg:viewBox="0 0 1633 15">
          <text:p/>
        </draw:connector>
        <draw:connector draw:style-name="gr4" draw:text-style-name="P3" draw:layer="layout" draw:type="line" svg:x1="23.016cm" svg:y1="7.494cm" svg:x2="23.053cm" svg:y2="6.201cm" draw:start-shape="id9" draw:start-glue-point="4" draw:end-shape="id10" draw:end-glue-point="2" svg:d="M23016 7494l37-1293" svg:viewBox="0 0 38 1294">
          <text:p/>
        </draw:connector>
        <draw:custom-shape draw:style-name="gr6" draw:text-style-name="P2" xml:id="id15" draw:id="id15" draw:layer="layout" svg:width="2.889cm" svg:height="2.525cm" svg:x="13.2cm" svg:y="6.975cm">
          <text:p text:style-name="P1"><text:span text:style-name="T1">Is Collid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3" draw:id="id13" draw:layer="layout" svg:width="2.649cm" svg:height="1.622cm" svg:x="17.451cm" svg:y="13.778cm">
          <text:p text:style-name="P1"><text:span text:style-name="T1">Building</text:span></text:p>
          <text:p text:style-name="P1"><text:span text:style-name="T1">Element</text:span></text:p>
          <text:p text:style-name="P1"><text:span text:style-name="T1">Proxy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2.889cm" svg:height="2.525cm" svg:x="17.3cm" svg:y="10.275cm">
          <text:p text:style-name="P1"><text:span text:style-name="T1">Is Collid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1" draw:id="id11" draw:layer="layout" svg:width="2.568cm" svg:height="1.406cm" svg:x="21.826cm" svg:y="13.894cm">
          <text:p text:style-name="P1"><text:span text:style-name="T1">Attrib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2" draw:id="id12" draw:layer="layout" svg:width="3.294cm" svg:height="1.601cm" svg:x="21.5cm" svg:y="11cm">
          <text:p text:style-name="P1"><text:span text:style-name="T1">Name:</text:span></text:p>
          <text:p text:style-name="P1"><text:span text:style-name="T1">Grating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3.11cm" svg:y1="13.894cm" svg:x2="23.147cm" svg:y2="12.601cm" draw:start-shape="id11" draw:start-glue-point="4" draw:end-shape="id12" draw:end-glue-point="2" svg:d="M23110 13894l37-1293" svg:viewBox="0 0 38 1294">
          <text:p/>
        </draw:connector>
        <draw:connector draw:style-name="gr4" draw:text-style-name="P3" draw:layer="layout" draw:type="line" svg:x1="20.1cm" svg:y1="14.589cm" svg:x2="21.826cm" svg:y2="14.597cm" draw:start-shape="id13" draw:start-glue-point="1" draw:end-shape="id11" draw:end-glue-point="6" svg:d="M20100 14589l1726 8" svg:viewBox="0 0 1727 9">
          <text:p/>
        </draw:connector>
        <draw:connector draw:style-name="gr4" draw:text-style-name="P3" draw:layer="layout" draw:type="line" svg:x1="18.775cm" svg:y1="9.022cm" svg:x2="18.745cm" svg:y2="10.275cm" draw:start-shape="id8" draw:start-glue-point="2" draw:end-shape="id14" draw:end-glue-point="4" svg:d="M18775 9022l-30 1253" svg:viewBox="0 0 31 1254">
          <text:p/>
        </draw:connector>
        <draw:connector draw:style-name="gr4" draw:text-style-name="P3" draw:layer="layout" draw:type="line" svg:x1="18.775cm" svg:y1="13.778cm" svg:x2="18.745cm" svg:y2="12.8cm" draw:start-shape="id13" draw:start-glue-point="0" svg:d="M18775 13778l-30-978" svg:viewBox="0 0 31 979">
          <text:p/>
        </draw:connector>
        <draw:connector draw:style-name="gr4" draw:text-style-name="P3" draw:layer="layout" draw:type="line" svg:x1="11.565cm" svg:y1="8.271cm" svg:x2="13.2cm" svg:y2="8.238cm" draw:start-shape="id1" draw:start-glue-point="1" draw:end-shape="id15" draw:end-glue-point="5" svg:d="M11565 8271l1635-33" svg:viewBox="0 0 1636 34">
          <text:p/>
        </draw:connector>
        <draw:connector draw:style-name="gr4" draw:text-style-name="P3" draw:layer="layout" draw:type="line" svg:x1="17.451cm" svg:y1="8.211cm" svg:x2="16.089cm" svg:y2="8.238cm" draw:start-shape="id8" draw:start-glue-point="3" draw:end-shape="id15" draw:end-glue-point="7" svg:d="M17451 8211l-1362 27" svg:viewBox="0 0 1363 28">
          <text:p/>
        </draw:connector>
        <draw:custom-shape draw:style-name="gr3" draw:text-style-name="P2" xml:id="id16" draw:id="id16" draw:layer="layout" svg:width="2.904cm" svg:height="1.601cm" svg:x="8.796cm" svg:y="13.699cm">
          <text:p text:style-name="P1"><text:span text:style-name="T1">Building Element</text:span></text:p>
          <text:p text:style-name="P1"><text:span text:style-name="T1">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2.568cm" svg:height="1.406cm" svg:x="5.232cm" svg:y="13.8cm">
          <text:p text:style-name="P1"><text:span text:style-name="T1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8" draw:id="id18" draw:layer="layout" svg:width="3.294cm" svg:height="1.601cm" svg:x="0.9cm" svg:y="13.7cm">
          <text:p text:style-name="P1"><text:span text:style-name="T1">Name:</text:span></text:p>
          <text:p text:style-name="P1"><text:span text:style-name="T1">Road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796cm" svg:y1="14.499cm" svg:x2="7.8cm" svg:y2="14.503cm" draw:start-shape="id16" draw:start-glue-point="3" draw:end-shape="id17" draw:end-glue-point="10" svg:d="M8796 14499l-996 4" svg:viewBox="0 0 997 5">
          <text:p/>
        </draw:connector>
        <draw:connector draw:style-name="gr4" draw:text-style-name="P3" draw:layer="layout" draw:type="line" svg:x1="5.232cm" svg:y1="14.503cm" svg:x2="4.194cm" svg:y2="14.5cm" draw:start-shape="id17" draw:start-glue-point="6" draw:end-shape="id18" draw:end-glue-point="1" svg:d="M5232 14503l-1038-3" svg:viewBox="0 0 1039 4">
          <text:p/>
        </draw:connector>
        <draw:custom-shape draw:style-name="gr6" draw:text-style-name="P2" xml:id="id19" draw:id="id19" draw:layer="layout" svg:width="2.889cm" svg:height="2.525cm" svg:x="8.811cm" svg:y="10.1cm">
          <text:p text:style-name="P1"><text:span text:style-name="T1">Is Below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0.24cm" svg:y1="9.082cm" svg:x2="10.255cm" svg:y2="10.1cm" draw:start-shape="id1" draw:start-glue-point="2" draw:end-shape="id19" svg:d="M10240 9082l15 1018" svg:viewBox="0 0 16 1019">
          <text:p/>
        </draw:connector>
        <draw:connector draw:style-name="gr4" draw:text-style-name="P3" draw:layer="layout" draw:type="line" svg:x1="10.256cm" svg:y1="12.625cm" svg:x2="10.248cm" svg:y2="13.699cm" draw:start-shape="id19" draw:start-glue-point="6" draw:end-shape="id16" svg:d="M10256 12625l-8 1074" svg:viewBox="0 0 9 10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6:53:31.870000000</meta:creation-date>
    <meta:editing-duration>PT9M49S</meta:editing-duration>
    <meta:editing-cycles>2</meta:editing-cycles>
    <meta:generator>LibreOffice/6.0.6.2$Windows_X86_64 LibreOffice_project/0c292870b25a325b5ed35f6b45599d2ea4458e77</meta:generator>
    <dc:date>2018-11-13T17:44:00.012000000</dc:date>
    <meta:document-statistic meta:object-count="41"/>
  </office:meta>
</office:document-meta>
</file>